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00f" officeooo:paragraph-rsid="0014f00f"/>
    </style:style>
    <style:style style:name="P2" style:family="paragraph" style:parent-style-name="Standard">
      <style:text-properties fo:font-style="normal" officeooo:rsid="0014f00f" officeooo:paragraph-rsid="0014f00f" style:font-style-asian="normal" style:font-style-complex="normal"/>
    </style:style>
    <style:style style:name="P3" style:family="paragraph" style:parent-style-name="Standard">
      <style:text-properties officeooo:paragraph-rsid="0014f00f"/>
    </style:style>
    <style:style style:name="T1" style:family="text">
      <style:text-properties officeooo:rsid="0014f0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f00f" style:font-style-asian="normal" style:font-style-complex="normal"/>
    </style:style>
    <style:style style:name="T5" style:family="text">
      <style:text-properties fo:font-style="normal" officeooo:rsid="00154d1b" style:font-style-asian="normal" style:font-style-complex="normal"/>
    </style:style>
    <style:style style:name="T6" style:family="text">
      <style:text-properties officeooo:rsid="00154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$ ls <text:span text:style-name="T2">/</text:span><text:span text:style-name="T3">etc</text:span><text:span text:style-name="T2">/ </text:span><text:span text:style-name="T3">&gt;&gt;</text:span><text:span text:style-name="T2"> </text:span><text:span text:style-name="T3">ejercicio1</text:span></text:p>
      <text:p text:style-name="P1"><text:span text:style-name="T2"/></text:p>
      <text:p text:style-name="P2">Ejercicio 2</text:p>
      <text:p text:style-name="P2">$ pwd &gt;&gt; ejercicio1</text:p>
      <text:p text:style-name="P2"/>
      <text:p text:style-name="P2">Ejercicio 3</text:p>
      <text:p text:style-name="P3"><text:span text:style-name="T4">$ </text:span><text:span text:style-name="T5">cat</text:span><text:span text:style-name="T4"> /root/sample.txt &amp;&amp; echo “file found” || echo “file not found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7:01:24.556899935</meta:creation-date>
    <dc:date>2021-03-09T17:21:59.953586374</dc:date>
    <meta:editing-duration>PT15S</meta:editing-duration>
    <meta:editing-cycles>1</meta:editing-cycles>
    <meta:document-statistic meta:table-count="0" meta:image-count="0" meta:object-count="0" meta:page-count="1" meta:paragraph-count="6" meta:word-count="27" meta:character-count="144" meta:non-whitespace-character-count="123"/>
    <meta:generator>LibreOffice/6.4.6.2$Linux_X86_64 LibreOffice_project/40$Build-2</meta:generator>
  </office:meta>
</office:document-meta>
</file>